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964b" officeooo:paragraph-rsid="0009964b"/>
    </style:style>
    <style:style style:name="P2" style:family="paragraph" style:parent-style-name="Standard">
      <style:text-properties officeooo:rsid="000a9220" officeooo:paragraph-rsid="000a9220"/>
    </style:style>
    <style:style style:name="P3" style:family="paragraph" style:parent-style-name="Standard">
      <style:text-properties officeooo:rsid="000ebb98" officeooo:paragraph-rsid="000a9220"/>
    </style:style>
    <style:style style:name="T1" style:family="text">
      <style:text-properties officeooo:rsid="0008fb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./install_cp2k_toolchain.sh --enable-omp --math-mode=mkl --mpi-mode=no --install-all --enable-libxsmm-master --with-gcc=system --with-cmake=system --with-valgrind=no --with-openmpi=install --with-mpich=no --with-mkl=system --with-spfft=no --with-sirius=no --with-reflapack=install –with-openblas=no</text:p>
      <text:p text:style-name="Standard"/>
      <text:p text:style-name="Standard"/>
      <text:p text:style-name="Standard">make ARCH=Linux-x86-64-intelx VERSION=psmp AVX=<text:span text:style-name="T1">1</text:span> GNU=1 LIBINTROOT=~/apps/libint/gnu-hsw/ LIBCXROOT=~/apps/libxc/gnu-hsw/ ELPAROOT=~/apps/elpa/gnu-hsw-omp/ test</text:p>
      <text:p text:style-name="Standard"/>
      <text:p text:style-name="P2">Ubuntu 18.04 LTS build</text:p>
      <text:p text:style-name="P3">create a symbolic link ln -s for mpic++ under the bin folder of intelMPI</text:p>
      <text:p text:style-name="P1">cp2k-dev version</text:p>
      <text:p text:style-name="Standard">./install_cp2k_toolchain.sh --with-mkl=system --with-cosma=no --with-cmake=instal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8:17:10.937142677</meta:creation-date>
    <dc:date>2020-05-07T20:17:18.564418587</dc:date>
    <meta:editing-duration>PT1H45M17S</meta:editing-duration>
    <meta:editing-cycles>1</meta:editing-cycles>
    <meta:document-statistic meta:table-count="0" meta:image-count="0" meta:object-count="0" meta:page-count="1" meta:paragraph-count="6" meta:word-count="66" meta:character-count="650" meta:non-whitespace-character-count="606"/>
    <meta:generator>LibreOffice/6.0.7.3$Linux_X86_64 LibreOffice_project/00m0$Build-3</meta:generator>
  </office:meta>
</office:document-meta>
</file>